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2000002721B769941FC9C1455.png" manifest:media-type="image/png"/>
  <manifest:file-entry manifest:full-path="Pictures/10000B3D00002F8700002F8726CC78D997D749ED.svg" manifest:media-type="image/svg+xml"/>
  <manifest:file-entry manifest:full-path="Pictures/10000000000000DC000000E51666EAC415E3A9D2.png" manifest:media-type="image/png"/>
  <manifest:file-entry manifest:full-path="Pictures/10000201000001CC000001CC7B386A575B7AC274.png" manifest:media-type="image/png"/>
  <manifest:file-entry manifest:full-path="Pictures/10000000000000E1000000E1CD9C054EBF806AAE.png" manifest:media-type="image/png"/>
  <manifest:file-entry manifest:full-path="Pictures/10000000000000E1000000E1C7098C9592878246.png" manifest:media-type="image/png"/>
  <manifest:file-entry manifest:full-path="Pictures/10000000000000FA000000BCB984E7ED9898B8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3.85cm" fo:min-width="3.9cm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11.35cm" fo:min-width="10.6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11.35cm" fo:min-width="5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24cm" svg:height="5.924cm" svg:x="8.576cm" svg:y="4.776cm">
          <draw:image xlink:href="Pictures/10000B3D00002F8700002F8726CC78D997D749ED.svg" xlink:type="simple" xlink:show="embed" xlink:actuate="onLoad">
            <text:p/>
          </draw:image>
          <draw:image xlink:href="Pictures/10000201000001CC000001CC7B386A575B7AC274.png" xlink:type="simple" xlink:show="embed" xlink:actuate="onLoad"/>
        </draw:frame>
        <draw:frame draw:style-name="gr1" draw:text-style-name="P1" draw:layer="layout" svg:width="2.624cm" svg:height="2.624cm" svg:x="3.476cm" svg:y="6.876cm">
          <draw:image xlink:href="Pictures/10000000000000E1000000E1CD9C054EBF806AAE.png" xlink:type="simple" xlink:show="embed" xlink:actuate="onLoad">
            <text:p/>
          </draw:image>
        </draw:frame>
        <draw:frame draw:style-name="gr1" draw:text-style-name="P1" draw:layer="layout" svg:width="4.788cm" svg:height="3.6cm" svg:x="21.512cm" svg:y="7cm">
          <draw:image xlink:href="Pictures/10000000000000FA000000BCB984E7ED9898B842.png" xlink:type="simple" xlink:show="embed" xlink:actuate="onLoad">
            <text:p/>
          </draw:image>
        </draw:frame>
        <draw:frame draw:style-name="gr1" draw:text-style-name="P1" draw:layer="layout" svg:width="4.1cm" svg:height="4.267cm" svg:x="2.4cm" svg:y="12.033cm">
          <draw:image xlink:href="Pictures/10000000000000DC000000E51666EAC415E3A9D2.png" xlink:type="simple" xlink:show="embed" xlink:actuate="onLoad">
            <text:p/>
          </draw:image>
        </draw:frame>
        <draw:frame draw:style-name="gr1" draw:text-style-name="P1" draw:layer="layout" svg:width="3.8cm" svg:height="3.8cm" svg:x="16.2cm" svg:y="12cm">
          <draw:image xlink:href="Pictures/1000000000000272000002721B769941FC9C1455.png" xlink:type="simple" xlink:show="embed" xlink:actuate="onLoad">
            <text:p/>
          </draw:image>
        </draw:frame>
        <draw:custom-shape draw:style-name="gr2" draw:text-style-name="P2" draw:layer="layout" svg:width="4.4cm" svg:height="4.1cm" svg:x="16cm" svg:y="11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cm" svg:height="4cm" svg:x="21.9cm" svg:y="12.1cm">
          <draw:image xlink:href="Pictures/10000000000000E1000000E1C7098C9592878246.png" xlink:type="simple" xlink:show="embed" xlink:actuate="onLoad">
            <text:p/>
          </draw:image>
        </draw:frame>
        <draw:line draw:style-name="gr3" draw:text-style-name="P3" draw:layer="layout" svg:x1="4.4cm" svg:y1="11.9cm" svg:x2="4.4cm" svg:y2="9.7cm">
          <text:p/>
        </draw:line>
        <draw:frame draw:style-name="gr1" draw:text-style-name="P1" draw:layer="layout" svg:width="2.624cm" svg:height="2.624cm" svg:x="16.9cm" svg:y="6.7cm">
          <draw:image xlink:href="Pictures/10000000000000E1000000E1CD9C054EBF806AAE.png" xlink:type="simple" xlink:show="embed" xlink:actuate="onLoad">
            <text:p/>
          </draw:image>
        </draw:frame>
        <draw:line draw:style-name="gr3" draw:text-style-name="P3" draw:layer="layout" svg:x1="8.4cm" svg:y1="9cm" svg:x2="6.3cm" svg:y2="9cm">
          <text:p/>
        </draw:line>
        <draw:line draw:style-name="gr3" draw:text-style-name="P3" draw:layer="layout" svg:x1="23.3cm" svg:y1="13cm" svg:x2="23.4cm" svg:y2="10.7cm">
          <text:p/>
        </draw:line>
        <draw:line draw:style-name="gr3" draw:text-style-name="P3" draw:layer="layout" svg:x1="19.7cm" svg:y1="8.7cm" svg:x2="21.4cm" svg:y2="8.7cm">
          <text:p/>
        </draw:line>
        <draw:line draw:style-name="gr3" draw:text-style-name="P3" draw:layer="layout" svg:x1="16.6cm" svg:y1="8.8cm" svg:x2="14.5cm" svg:y2="8.8cm">
          <text:p/>
        </draw:line>
        <draw:frame draw:style-name="gr4" draw:text-style-name="P4" draw:layer="layout" svg:width="5.8cm" svg:height="1.3cm" svg:x="8.5cm" svg:y="4.4cm">
          <draw:text-box>
            <text:p>Servidor de e-mail</text:p>
          </draw:text-box>
        </draw:frame>
        <draw:frame draw:style-name="gr5" draw:text-style-name="P4" draw:layer="layout" svg:width="4.054cm" svg:height="0.962cm" svg:x="1.8cm" svg:y="5.4cm">
          <draw:text-box>
            <text:p>Rede local A</text:p>
          </draw:text-box>
        </draw:frame>
        <draw:frame draw:style-name="gr5" draw:text-style-name="P4" draw:layer="layout" svg:width="4.092cm" svg:height="0.962cm" svg:x="15.58cm" svg:y="5.238cm">
          <draw:text-box>
            <text:p>Rede local B</text:p>
          </draw:text-box>
        </draw:frame>
        <draw:custom-shape draw:style-name="gr6" draw:text-style-name="P2" draw:layer="layout" svg:width="11.1cm" svg:height="11.6cm" svg:x="15.5cm" svg:y="4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7cm" svg:height="11.6cm" svg:x="1.6cm" svg:y="5.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.5cm" svg:y1="15.1cm" svg:x2="22.2cm" svg:y2="15.1cm">
          <text:p/>
        </draw:line>
        <draw:frame draw:style-name="gr8" draw:text-style-name="P4" draw:layer="layout" svg:width="1.277cm" svg:height="0.962cm" svg:x="3.9cm" svg:y="17.5cm">
          <draw:text-box>
            <text:p>(1)</text:p>
          </draw:text-box>
        </draw:frame>
        <draw:frame draw:style-name="gr8" draw:text-style-name="P4" draw:layer="layout" svg:width="1.277cm" svg:height="0.962cm" svg:x="10.6cm" svg:y="10.638cm">
          <draw:text-box>
            <text:p>(2)</text:p>
          </draw:text-box>
        </draw:frame>
        <draw:frame draw:style-name="gr8" draw:text-style-name="P4" draw:layer="layout" svg:width="1.277cm" svg:height="0.962cm" svg:x="20.8cm" svg:y="17.1cm">
          <draw:text-box>
            <text:p>(3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08:57:03.008000000</meta:creation-date>
    <dc:date>2018-02-18T09:59:37.226000000</dc:date>
    <meta:editing-duration>PT20S</meta:editing-duration>
    <meta:editing-cycles>2</meta:editing-cycles>
    <meta:generator>LibreOffice/6.0.1.1$Windows_X86_64 LibreOffice_project/60bfb1526849283ce2491346ed2aa51c465abfe6</meta:generator>
    <meta:document-statistic meta:object-count="22"/>
  </office:meta>
</office:document-meta>
</file>